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hosts</text:p>
          </table:table-cell>
          <table:table-cell office:value-type="string" calcext:value-type="string">
            <text:p>nhh</text:p>
          </table:table-cell>
          <table:table-cell office:value-type="string" calcext:value-type="string">
            <text:p>tablesize</text:p>
          </table:table-cell>
          <table:table-cell office:value-type="string" calcext:value-type="string">
            <text:p>numtables</text:p>
          </table:table-cell>
          <table:table-cell office:value-type="string" calcext:value-type="string">
            <text:p>acc1</text:p>
          </table:table-cell>
          <table:table-cell office:value-type="string" calcext:value-type="string">
            <text:p>acc2</text:p>
          </table:table-cell>
          <table:table-cell office:value-type="string" calcext:value-type="string">
            <text:p>acc3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2] + [.F2] + [.G2])/3" office:value-type="float" office:value="0.766666666666667" calcext:value-type="float">
            <text:p>0.7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3] + [.F3] + [.G3])/3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([.E4] + [.F4] + [.G4])/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formula="of:=([.E5] + [.F5] + [.G5])/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6" calcext:value-type="float">
            <text:p>0.6</text:p>
          </table:table-cell>
          <table:table-cell table:formula="of:=([.E6] + [.F6] + [.G6])/3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7] + [.F7] + [.G7])/3" office:value-type="float" office:value="0.766666666666667" calcext:value-type="float">
            <text:p>0.7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([.E8] + [.F8] + [.G8])/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formula="of:=([.E9] + [.F9] + [.G9])/3" office:value-type="float" office:value="0.633333333333333" calcext:value-type="float">
            <text:p>0.6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([.E10] + [.F10] + [.G10])/3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([.E11] + [.F11] + [.G11])/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([.E12] + [.F12] + [.G12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" calcext:value-type="float">
            <text:p>0.7</text:p>
          </table:table-cell>
          <table:table-cell table:formula="of:=([.E13] + [.F13] + [.G13])/3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([.E14] + [.F14] + [.G14])/3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E15] + [.F15] + [.G15])/3" office:value-type="float" office:value="0.466666666666667" calcext:value-type="float">
            <text:p>0.4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([.E16] + [.F16] + [.G16])/3" office:value-type="float" office:value="0.3" calcext:value-type="float">
            <text:p>0.3</text:p>
          </table:table-cell>
        </table:table-row>
        <table:table-row table:style-name="ro1">
          <table:table-cell table:number-columns-repeated="7"/>
          <table:table-cell table:formula="of:=([.E17] + [.F17] + [.G17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8] + [.F18] + [.G18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9] + [.F19] + [.G19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0] + [.F20] + [.G20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1] + [.F21] + [.G21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2] + [.F22] + [.G22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3] + [.F23] + [.G23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4] + [.F24] + [.G24])/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23:29:14.33210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6:25.229086782</meta:creation-date>
    <dc:date>2017-12-05T00:09:09.279390698</dc:date>
    <meta:editing-duration>PT16M16S</meta:editing-duration>
    <meta:editing-cycles>2</meta:editing-cycles>
    <meta:generator>LibreOffice/5.1.6.2$Linux_X86_64 LibreOffice_project/10m0$Build-2</meta:generator>
    <meta:document-statistic meta:table-count="1" meta:cell-count="134" meta:object-count="0"/>
  </office:meta>
</office:document-meta>
</file>